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30000022E8A1CB3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 fo:font-size="10pt" style:font-size-asian="10pt" style:font-size-complex="10pt"/>
    </style:style>
    <style:style style:name="P2"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3" style:family="paragraph" style:parent-style-name="Standard">
      <style:paragraph-properties fo:break-before="page"/>
      <style:text-properties style:font-name="Verdana" fo:font-size="10pt" style:font-size-asian="10pt" style:font-size-complex="10pt"/>
    </style:style>
    <style:style style:name="P4" style:family="paragraph" style:parent-style-name="Frame_20_contents">
      <style:text-properties style:font-name="Courier New" fo:font-size="9pt" style:font-size-asian="9pt" style:font-size-complex="9pt"/>
    </style:style>
    <style:style style:name="P5" style:family="paragraph" style:parent-style-name="Header">
      <style:paragraph-properties>
        <style:tab-stops>
          <style:tab-stop style:position="3.3465in" style:type="center"/>
          <style:tab-stop style:position="6.552in" style:type="right"/>
          <style:tab-stop style:position="6.6929in" style:type="right"/>
        </style:tab-stops>
      </style:paragraph-properties>
    </style:style>
    <style:style style:name="T1" style:family="text">
      <style:text-properties style:font-name="Courier New" fo:font-size="9pt" style:font-size-asian="9pt" style:font-size-complex="9pt"/>
    </style:style>
    <style:style style:name="T2" style:family="text">
      <style:text-properties fo:font-size="9pt" style:font-size-asian="9pt" style:font-size-complex="9pt"/>
    </style:style>
    <style:style style:name="T3" style:family="text">
      <style:text-properties fo:font-size="7pt" style:font-size-asian="7pt" style:font-size-complex="7pt"/>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e AJAX GUI Elemente</text:p>
      <text:p text:style-name="P1"/>
      <text:p text:style-name="P1"><draw:frame draw:style-name="fr2" draw:name="graphics1" text:anchor-type="paragraph" svg:width="6.5681in" svg:height="4.7453in" draw:z-index="0"><draw:image xlink:href="Pictures/10000000000003130000022E8A1CB322.png" xlink:type="simple" xlink:show="embed" xlink:actuate="onLoad"/></draw:frame><text:span text:style-name="T3">Eine Übersicht über einige der GUI Elemente</text:span><text:line-break/><text:line-break/>Zur einfachen und schnellen Gestaltungen von Bedienoberflächen und der Visualisierung von Steuerungen können sehr gut die GUI Elemente von OpenMSR genutzt werden.</text:p>
      <text:p text:style-name="P1">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1"/>
      <text:p text:style-name="P1">Im folgenden versuche ich die Grundlagen soweit zu erläutern, dass jedermann damit in die Lage versetzt wird eigene Oberflächen zu erstellen.</text:p>
      <text:p text:style-name="P1"/>
      <text:p text:style-name="P1">Übersicht über die möglichen Elemente einer OpenMSR GUI<text:line-break/><text:line-break/>Eingabeelemente – Schalter, Schieberegler, Drehknöpfe, Taster</text:p>
      <text:p text:style-name="P1">Ausgabeelemente – LED, Glühbirne, Balkenanzeige, Zeigerinstrument, Füllstandsanzeige</text:p>
      <text:p text:style-name="P1">Konnektoren – unsichtbare Elemente, die die GUI mit einer Steuerung verbinden.</text:p>
      <text:p text:style-name="P1"/>
      <text:p text:style-name="P1">Jedes dieser Elemente arbeitet dabei völlig autark und hat keine Informationen über andere Elemente. Damit daraus also eine funktionierende Oberfläche wird, braucht es einen internen <text:soft-page-break/>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 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1">Wichtig ist dabei zu beachten, daß Events nicht an ein Ziel adressiert werden. Ein Event wird einfach gesendet – er hat kein spezielles Ziel.</text:p>
      <text:p text:style-name="P1">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1"/>
      <text:p text:style-name="P1">Alles was Sie dazu benötigen ist ein Texteditor. In diesem öffnen Sie jetzt die Seite „OpenMSR-GUI-Elements.html“ im docroot Verzeichnis des DeviceServers. An Hand dieser Datei lernen wir das Erstellen von Oberflächen.</text:p>
      <text:p text:style-name="P1">Der Anfang der Datei lautet:</text:p>
      <text:p text:style-name="P1"><draw:frame draw:style-name="fr1" draw:name="Frame1" text:anchor-type="paragraph" svg:width="5.4591in" draw:z-index="1"><draw:text-box fo:min-height="2.6744in"><text:p text:style-name="P4">&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4"><text:s text:c="6"/>#TempMeterCanvas {<text:line-break/><text:tab/>background-color: white;<text:line-break/><text:tab/>position: absolute;<text:line-break/><text:tab/>left: 0px;<text:line-break/><text:tab/>top: 30px;<text:line-break/> <text:s text:c="5"/>}</text:p><text:p text:style-name="P4"><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1">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1"/>
      <text:p text:style-name="P3">Später folgt:</text:p>
      <text:p text:style-name="P1"><draw:frame draw:style-name="fr1" draw:name="Frame2" text:anchor-type="paragraph" svg:width="5.4591in" draw:z-index="2"><draw:text-box fo:min-height="2.6744in"><text:p text:style-name="P4"><text:s text:c="6"/>}</text:p><text:p text:style-name="P4"><text:s text:c="6"/>#debug {</text:p><text:p text:style-name="P4"><text:tab/>background-color: white;</text:p><text:p text:style-name="P4"><text:tab/>position: absolute;</text:p><text:p text:style-name="P4"><text:tab/>left: 100px;</text:p><text:p text:style-name="P4"><text:tab/>top: 450px;</text:p><text:p text:style-name="P4"><text:s text:c="6"/>}</text:p><text:p text:style-name="P4"/><text:p text:style-name="P4"><text:s text:c="4"/>&lt;/style&gt;</text:p><text:p text:style-name="P4"/><text:p text:style-name="P4"><text:s text:c="4"/>&lt;script type="text/javascript" src="js/openmsr.js"&gt;&lt;/script&gt;</text:p><text:p text:style-name="P4"/><text:p text:style-name="P4"><text:s text:c="4"/>&lt;script&gt;</text:p><text:p text:style-name="P4"><text:s text:c="6"/>function init() {</text:p><text:p text:style-name="P4"/><text:p text:style-name="P4"><text:tab/>OpenMSRInit();</text:p><text:p text:style-name="P4"/><text:p text:style-name="P4"><text:tab/>// show a customized horizontal meter as temp meter</text:p><text:p text:style-name="P4"><text:tab/>var MyTempMeter = new HorMeter('TempMeterCanvas','analog',1);</text:p><text:p text:style-name="P4"><text:tab/>MyTempMeter.width(525);</text:p><text:p text:style-name="P4"><text:tab/>MyTempMeter.height(84);</text:p><text:p text:style-name="P4"><text:tab/>MyTempMeter.canvbgimg('images/fieberthermometer.png');</text:p><text:p text:style-name="P4"><text:tab/>MyTempMeter.Resolution(10);</text:p><text:p text:style-name="P4"><text:tab/>MyTempMeter.maxVal(42.0);</text:p><text:p text:style-name="P4"><text:tab/>MyTempMeter.minVal(34.2);</text:p><text:p text:style-name="P4"><text:tab/>MyTempMeter.minPos(140,41);</text:p><text:p text:style-name="P4"><text:tab/>MyTempMeter.maxPos(380,41);</text:p><text:p text:style-name="P4"><text:tab/>MyTempMeter.color("red");</text:p><text:p text:style-name="P4"><text:tab/>MyTempMeter.MeterWidth(6);</text:p><text:p text:style-name="P4"><text:tab/></text:p><text:p text:style-name="P4"><text:tab/>// a second meter</text:p><text:p text:style-name="P4"><text:tab/>var MyOtherMeter = new HorMeter('OtherMeter','analog',2);</text:p><text:p text:style-name="P4"><text:tab/>MyOtherMeter.width(525);</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Nach den Styles folgt ein Script Aufruf, der die Bibliothek mit den Elementen lädt. In der Datei openmsr.js ist die komplette Logik aller Elemente enthalten.</text:p>
      <text:p text:style-name="P1"/>
      <text:p text:style-name="P1">Danach kommt ein zweiter Skript Aufruf, der die Elemente der GUI enthält. Alle Elemente der Seite werden dabei in der Funktion „init“ <text:s/>aufgeführt. Die Funktion muss jedoch zuerst die OpenMSR Elemente starten, was durch den Befehl „OpenMSRInit();“ geschieht.</text:p>
      <text:p text:style-name="P1"/>
      <text:p text:style-name="P1"><text:soft-page-break/>Mittels „<text:span text:style-name="T1">var MyTempMeter = new HorMeter('TempMeterCanvas','analog',1);“ </text:span><text:span text:style-name="T2">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65in" style:type="center"/>
          <style:tab-stop style:position="6.552in" style:type="right"/>
          <style:tab-stop style:position="6.6929in" style:type="right"/>
        </style:tab-stops>
      </style:paragraph-properties>
    </style:style>
    <style:page-layout style:name="Mpm1">
      <style:page-layout-properties fo:page-width="8.2701in" fo:page-height="11.6902in" style:num-format="1" style:paper-tray-name="" style:print-orientation="portrait" fo:margin-top="0.7874in" fo:margin-bottom="0.7874in" fo:margin-left="0.7874in" fo:margin-right="0.7874in" fo:border="0.0008in solid #000000" fo:padding="0.020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de) <text:s/>OpenMSR Documentation „GUI Elements“<text:tab/><text:tab/>http://www.openmsr.org/</text:p>
      </style:header>
      <style:footer>
        <text:p text:style-name="Footer"><text:initial-creato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8T23:28:52</meta:creation-date>
    <dc:date>2011-02-12T21:21:31</dc:date>
    <meta:editing-duration>PT92H29M44S</meta:editing-duration>
    <meta:editing-cycles>2</meta:editing-cycles>
    <meta:generator>OpenOffice.org/3.2$Linux OpenOffice.org_project/320m12$Build-9483</meta:generator>
    <dc:description>Beschreibung der Javascript Bibliothek openmsr.js
</dc:description>
    <dc:title>Die AJAX GUI Elemente</dc:title>
    <meta:document-statistic meta:table-count="0" meta:image-count="1" meta:object-count="0" meta:page-count="4" meta:paragraph-count="51" meta:word-count="706" meta:character-count="5384"/>
  </office:meta>
</office:document-meta>
</file>